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style="normal" style:font-style-asian="normal" style:font-style-complex="normal"/>
    </style:style>
    <style:style style:name="P3" style:family="paragraph" style:parent-style-name="Bullet_20_First" style:list-style-name="L1"/>
    <style:style style:name="P4" style:family="paragraph" style:parent-style-name="Bullet_20_Last" style:list-style-name="L1"/>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parent-style-name="Code_20_Inline">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parent-style-name="Code_20_Inline">
      <style:text-properties fo:font-style="normal" style:font-style-asian="normal" style:font-style-complex="normal"/>
    </style:style>
    <style:style style:name="T7" style:family="text" style:parent-style-name="Code_20_Inline">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tracked-changes>
        <text:changed-region text:id="ct1291164992">
          <text:insertion>
            <office:change-info>
              <dc:creator>Ray Lischner</dc:creator>
              <dc:date>2006-09-24T17:17:00</dc:date>
            </office:change-info>
          </text:insertion>
        </text:changed-region>
        <text:changed-region text:id="ct1291491556">
          <text:insertion>
            <office:change-info>
              <dc:creator>Ray Lischner</dc:creator>
              <dc:date>2006-09-24T17:17:00</dc:date>
            </office:change-info>
          </text:insertion>
        </text:changed-region>
        <text:changed-region text:id="ct1280376352">
          <text:insertion>
            <office:change-info>
              <dc:creator>Ray Lischner</dc:creator>
              <dc:date>2006-09-18T15:32:00</dc:date>
            </office:change-info>
          </text:insertion>
        </text:changed-region>
        <text:changed-region text:id="ct1275905808">
          <text:insertion>
            <office:change-info>
              <dc:creator>Ray Lischner</dc:creator>
              <dc:date>2006-09-24T13:36:00</dc:date>
            </office:change-info>
          </text:insertion>
        </text:changed-region>
        <text:changed-region text:id="ct1288326468">
          <text:insertion>
            <office:change-info>
              <dc:creator>Ray Lischner</dc:creator>
              <dc:date>2006-09-24T17:18:00</dc:date>
            </office:change-info>
          </text:insertion>
        </text:changed-region>
        <text:changed-region text:id="ct1282931708">
          <text:deletion>
            <office:change-info>
              <dc:creator>Ray Lischner</dc:creator>
              <dc:date>2006-09-24T13:37:00</dc:date>
            </office:change-info>
            <text:p text:style-name="Body_20_Text">You can separate the declaration and definition of a member function in the same manner as a free function. </text:p>
          </text:deletion>
        </text:changed-region>
        <text:changed-region text:id="ct1282288152">
          <text:insertion>
            <office:change-info>
              <dc:creator>Ray Lischner</dc:creator>
              <dc:date>2006-09-24T13:37:00</dc:date>
            </office:change-info>
          </text:insertion>
        </text:changed-region>
        <text:changed-region text:id="ct1282935584">
          <text:insertion>
            <office:change-info>
              <dc:creator>Ray Lischner</dc:creator>
              <dc:date>2006-09-24T13:38:00</dc:date>
            </office:change-info>
          </text:insertion>
        </text:changed-region>
        <text:changed-region text:id="ct1282935696">
          <text:deletion>
            <office:change-info>
              <dc:creator>Ray Lischner</dc:creator>
              <dc:date>2006-09-24T13:38:00</dc:date>
            </office:change-info>
            <text:p text:style-name="Body_20_Text">, but you can define member functions separately. Sometimes, you have to</text:p>
          </text:deletion>
        </text:changed-region>
        <text:changed-region text:id="ct1282935472">
          <text:deletion>
            <office:change-info>
              <dc:creator>Ray Lischner</dc:creator>
              <dc:date>2006-09-24T13:38:00</dc:date>
            </office:change-info>
            <text:p text:style-name="Body_20_Text">.</text:p>
          </text:deletion>
        </text:changed-region>
        <text:changed-region text:id="ct1282936592">
          <text:insertion>
            <office:change-info>
              <dc:creator>Ray Lischner</dc:creator>
              <dc:date>2006-09-24T13:40:00</dc:date>
            </office:change-info>
          </text:insertion>
        </text:changed-region>
        <text:changed-region text:id="ct1282933344">
          <text:deletion>
            <office:change-info>
              <dc:creator>Ray Lischner</dc:creator>
              <dc:date>2006-09-24T13:40:00</dc:date>
            </office:change-info>
            <text:p text:style-name="Body_20_Text">only </text:p>
          </text:deletion>
        </text:changed-region>
        <text:changed-region text:id="ct1282933792">
          <text:insertion>
            <office:change-info>
              <dc:creator>Ray Lischner</dc:creator>
              <dc:date>2006-09-24T13:40:00</dc:date>
            </office:change-info>
          </text:insertion>
        </text:changed-region>
        <text:changed-region text:id="ct1282933456">
          <text:insertion>
            <office:change-info>
              <dc:creator>Ray Lischner</dc:creator>
              <dc:date>2006-09-24T13:41:00</dc:date>
            </office:change-info>
          </text:insertion>
        </text:changed-region>
        <text:changed-region text:id="ct1282933232">
          <text:deletion>
            <office:change-info>
              <dc:creator>Ray Lischner</dc:creator>
              <dc:date>2006-09-24T13:41:00</dc:date>
            </office:change-info>
            <text:p text:style-name="Body_20_Text">O</text:p>
          </text:deletion>
        </text:changed-region>
        <text:changed-region text:id="ct1282933680">
          <text:insertion>
            <office:change-info>
              <dc:creator>Ray Lischner</dc:creator>
              <dc:date>2006-09-24T13:41:00</dc:date>
            </office:change-info>
          </text:insertion>
        </text:changed-region>
        <text:changed-region text:id="ct1282936256">
          <text:deletion>
            <office:change-info>
              <dc:creator>Ray Lischner</dc:creator>
              <dc:date>2006-09-24T13:41:00</dc:date>
            </office:change-info>
            <text:p text:style-name="Body_20_Text"><text:s/>in the function definition</text:p>
          </text:deletion>
        </text:changed-region>
        <text:changed-region text:id="ct1282930700">
          <text:insertion>
            <office:change-info>
              <dc:creator>Ray Lischner</dc:creator>
              <dc:date>2006-09-24T13:41:00</dc:date>
            </office:change-info>
          </text:insertion>
        </text:changed-region>
        <text:changed-region text:id="ct1283747848">
          <text:insertion>
            <office:change-info>
              <dc:creator>Ray Lischner</dc:creator>
              <dc:date>2006-09-24T13:41:00</dc:date>
            </office:change-info>
          </text:insertion>
        </text:changed-region>
        <text:changed-region text:id="ct1283748072">
          <text:deletion>
            <office:change-info>
              <dc:creator>Ray Lischner</dc:creator>
              <dc:date>2006-09-24T13:41:00</dc:date>
            </office:change-info>
            <text:p text:style-name="Code"><text:s/>= 1</text:p>
          </text:deletion>
        </text:changed-region>
        <text:changed-region text:id="ct1283748520">
          <text:deletion>
            <office:change-info>
              <dc:creator>Ray Lischner</dc:creator>
              <dc:date>2006-09-24T13:42:00</dc:date>
            </office:change-info>
            <text:p text:style-name="Code"/>
            <text:p text:style-name="Code"/>
          </text:deletion>
        </text:changed-region>
        <text:changed-region text:id="ct1283747960">
          <text:deletion>
            <office:change-info>
              <dc:creator>Ray Lischner</dc:creator>
              <dc:date>2006-09-24T13:41:00</dc:date>
            </office:change-info>
            <text:p text:style-name="Code"><text:s/>= 1</text:p>
          </text:deletion>
        </text:changed-region>
        <text:changed-region text:id="ct1282935920">
          <text:insertion>
            <office:change-info>
              <dc:creator>Ray Lischner</dc:creator>
              <dc:date>2006-09-24T13:42:00</dc:date>
            </office:change-info>
          </text:insertion>
        </text:changed-region>
        <text:changed-region text:id="ct1283748408">
          <text:deletion>
            <office:change-info>
              <dc:creator>Ray Lischner</dc:creator>
              <dc:date>2006-09-24T13:42:00</dc:date>
            </office:change-info>
            <text:p text:style-name="Body_20_Text">Notice that default arguments appear only in the function declarations, not in the function definitions. Remember that default arguments are useful only where the function is called, and the information the compiler needs for a function call is the declaration, not the definition. Thus, default arguments serve no purpose in function definitions.</text:p>
            <text:p text:style-name="Body_20_Text"/>
          </text:deletion>
        </text:changed-region>
        <text:changed-region text:id="ct1291162640">
          <text:insertion>
            <office:change-info>
              <dc:creator>Ray Lischner</dc:creator>
              <dc:date>2006-09-24T17:10:00</dc:date>
            </office:change-info>
          </text:insertion>
        </text:changed-region>
        <text:changed-region text:id="ct1289524224">
          <text:insertion>
            <office:change-info>
              <dc:creator>Ray Lischner</dc:creator>
              <dc:date>2006-09-24T17:09:00</dc:date>
            </office:change-info>
          </text:insertion>
        </text:changed-region>
        <text:changed-region text:id="ct1283748632">
          <text:deletion>
            <office:change-info>
              <dc:creator>Ray Lischner</dc:creator>
              <dc:date>2006-09-24T13:57:00</dc:date>
            </office:change-info>
            <text:p text:style-name="Body_20_Text">Short functions are often easiest to read when you define them as part of the class definition<text:hidden-text text:condition="ooow:comment == 1" text:string-value="nonetheless current programming guidelines advocate that you do not do this unless ..." text:is-hidden="true">nonetheless current programming guidelines advocate that you do not do this unless ...</text:hidden-text>. Longer functions are easier to read when you define them separately. The compiler also</text:p>
          </text:deletion>
        </text:changed-region>
        <text:changed-region text:id="ct1291163760">
          <text:deletion>
            <office:change-info>
              <dc:creator>Ray Lischner</dc:creator>
              <dc:date>2006-09-24T17:10:00</dc:date>
            </office:change-info>
            <text:p text:style-name="Body_20_Text"><text:s/>treats the functions differently depending on where you define them, as the next section explains.</text:p>
          </text:deletion>
        </text:changed-region>
        <text:changed-region text:id="ct1284043548">
          <text:deletion>
            <office:change-info>
              <dc:creator>Ray Lischner</dc:creator>
              <dc:date>2006-09-24T13:57:00</dc:date>
            </office:change-info>
            <text:p text:style-name="Body_20_Text">Thus, if you don’t want the function to be expanded inline</text:p>
          </text:deletion>
        </text:changed-region>
        <text:changed-region text:id="ct1284043884">
          <text:deletion>
            <office:change-info>
              <dc:creator>Ray Lischner</dc:creator>
              <dc:date>2006-09-24T13:57:00</dc:date>
            </office:change-info>
            <text:p text:style-name="Body_20_Text">, you must separate its definition from its declaration. </text:p>
          </text:deletion>
        </text:changed-region>
        <text:changed-region text:id="ct1284043772">
          <text:deletion>
            <office:change-info>
              <dc:creator>Ray Lischner</dc:creator>
              <dc:date>2006-09-24T13:57:00</dc:date>
            </office:change-info>
            <text:p text:style-name="Body_20_Text">decide to </text:p>
          </text:deletion>
        </text:changed-region>
        <text:changed-region text:id="ct1283750200">
          <text:insertion>
            <office:change-info>
              <dc:creator>Ray Lischner</dc:creator>
              <dc:date>2006-09-24T13:57:00</dc:date>
            </office:change-info>
          </text:insertion>
        </text:changed-region>
        <text:changed-region text:id="ct1283748744">
          <text:insertion>
            <office:change-info>
              <dc:creator>Ray Lischner</dc:creator>
              <dc:date>2006-09-24T13:58:00</dc:date>
            </office:change-info>
          </text:insertion>
        </text:changed-region>
        <text:changed-region text:id="ct1283750424">
          <text:insertion>
            <office:change-info>
              <dc:creator>Ray Lischner</dc:creator>
              <dc:date>2006-09-24T13:59:00</dc:date>
            </office:change-info>
          </text:insertion>
        </text:changed-region>
        <text:changed-region text:id="ct1284043660">
          <text:insertion>
            <office:change-info>
              <dc:creator>Ray Lischner</dc:creator>
              <dc:date>2006-09-24T14:00:00</dc:date>
            </office:change-info>
          </text:insertion>
        </text:changed-region>
        <text:changed-region text:id="ct1291491780">
          <text:insertion>
            <office:change-info>
              <dc:creator>Ray Lischner</dc:creator>
              <dc:date>2006-09-24T17:22:00</dc:date>
            </office:change-info>
          </text:insertion>
        </text:changed-region>
        <text:changed-region text:id="ct1284043212">
          <text:insertion>
            <office:change-info>
              <dc:creator>Ray Lischner</dc:creator>
              <dc:date>2006-09-24T14:01:00</dc:date>
            </office:change-info>
          </text:insertion>
        </text:changed-region>
        <text:changed-region text:id="ct1283749864">
          <text:insertion>
            <office:change-info>
              <dc:creator>Ray Lischner</dc:creator>
              <dc:date>2006-09-24T14:06:00</dc:date>
            </office:change-info>
          </text:insertion>
        </text:changed-region>
        <text:changed-region text:id="ct1284043100">
          <text:insertion>
            <office:change-info>
              <dc:creator>Ray Lischner</dc:creator>
              <dc:date>2006-09-24T14:02:00</dc:date>
            </office:change-info>
          </text:insertion>
        </text:changed-region>
        <text:changed-region text:id="ct1283749304">
          <text:deletion>
            <office:change-info>
              <dc:creator>Ray Lischner</dc:creator>
              <dc:date>2006-09-24T14:02:00</dc:date>
            </office:change-info>
            <text:p text:style-name="Code"><text:s/>= 1</text:p>
          </text:deletion>
        </text:changed-region>
        <text:changed-region text:id="ct1284042876">
          <text:insertion>
            <office:change-info>
              <dc:creator>Ray Lischner</dc:creator>
              <dc:date>2006-09-24T17:12:00</dc:date>
            </office:change-info>
          </text:insertion>
        </text:changed-region>
        <text:changed-region text:id="ct1276740636">
          <text:deletion>
            <office:change-info>
              <dc:creator>Ray Lischner</dc:creator>
              <dc:date>2006-09-24T17:13:00</dc:date>
            </office:change-info>
            <text:p text:style-name="Heading_20_1">Static </text:p>
          </text:deletion>
        </text:changed-region>
        <text:changed-region text:id="ct1284817592">
          <text:insertion>
            <office:change-info>
              <dc:creator>Ray Lischner</dc:creator>
              <dc:date>2006-09-24T17:13:00</dc:date>
            </office:change-info>
          </text:insertion>
        </text:changed-region>
        <text:changed-region text:id="ct1284385760">
          <text:insertion>
            <office:change-info>
              <dc:creator>Ray Lischner</dc:creator>
              <dc:date>2006-09-24T14:10:00</dc:date>
            </office:change-info>
          </text:insertion>
        </text:changed-region>
        <text:changed-region text:id="ct1284385648">
          <text:insertion>
            <office:change-info>
              <dc:creator>Ray Lischner</dc:creator>
              <dc:date>2006-09-24T14:21:00</dc:date>
            </office:change-info>
          </text:insertion>
        </text:changed-region>
        <text:changed-region text:id="ct1284383520">
          <text:insertion>
            <office:change-info>
              <dc:creator>Ray Lischner</dc:creator>
              <dc:date>2006-09-24T14:19:00</dc:date>
            </office:change-info>
          </text:insertion>
        </text:changed-region>
        <text:changed-region text:id="ct1284817368">
          <text:insertion>
            <office:change-info>
              <dc:creator>Ray Lischner</dc:creator>
              <dc:date>2006-09-24T14:21:00</dc:date>
            </office:change-info>
          </text:insertion>
        </text:changed-region>
        <text:changed-region text:id="ct1284787396">
          <text:insertion>
            <office:change-info>
              <dc:creator>Ray Lischner</dc:creator>
              <dc:date>2006-09-24T14:20:00</dc:date>
            </office:change-info>
          </text:insertion>
        </text:changed-region>
        <text:changed-region text:id="ct1288222712">
          <text:insertion>
            <office:change-info>
              <dc:creator>Ray Lischner</dc:creator>
              <dc:date>2006-09-24T17:27:00</dc:date>
            </office:change-info>
          </text:insertion>
        </text:changed-region>
        <text:changed-region text:id="ct1284385312">
          <text:deletion>
            <office:change-info>
              <dc:creator>Ray Lischner</dc:creator>
              <dc:date>2006-09-24T14:19:00</dc:date>
            </office:change-info>
            <text:p text:style-name="Body_20_Text_20_Cont">I sloppily use the phrase “declare a variable” when I really mean “define a named object” because the colloquial phrase, “declare a variable” is familiar to most experienced programmers (pure-functional programmers aside)<text:hidden-text text:condition="ooow:comment == 1" text:string-value="with the consequence that they often confuse others in discussions. For example they are now stuck when trying to distinguish between a member variable that is just declared and a function variable which is defined. This sloppiness comes from C where the distinction was of little importance." text:is-hidden="true">with the consequence that they often confuse others in discussions. For example they are now stuck when trying to distinguish between a member variable that is just declared and a function variable which is defined. This sloppiness comes from C where the distinction was of little importance.</text:hidden-text>. Nonetheless, the declaration of a named object differs significantly from the definition of a named object. The distinction is unimportant in the trivial programs we’ve written previously, which is why I haven’t brought it up until now. This section explains the details.</text:p>
          </text:deletion>
        </text:changed-region>
        <text:changed-region text:id="ct1288256828">
          <text:insertion>
            <office:change-info>
              <dc:creator>Ray Lischner</dc:creator>
              <dc:date>2006-09-24T17:27:00</dc:date>
            </office:change-info>
          </text:insertion>
        </text:changed-region>
        <text:changed-region text:id="ct1291162416">
          <text:insertion>
            <office:change-info>
              <dc:creator>Ray Lischner</dc:creator>
              <dc:date>2006-09-24T17:28:00</dc:date>
            </office:change-info>
          </text:insertion>
        </text:changed-region>
        <text:changed-region text:id="ct1291857004">
          <text:insertion>
            <office:change-info>
              <dc:creator>Ray Lischner</dc:creator>
              <dc:date>2006-09-25T08:41:00</dc:date>
            </office:change-info>
          </text:insertion>
        </text:changed-region>
        <text:changed-region text:id="ct1291856668">
          <text:insertion>
            <office:change-info>
              <dc:creator>Ray Lischner</dc:creator>
              <dc:date>2006-09-25T08:42:00</dc:date>
            </office:change-info>
          </text:insertion>
        </text:changed-region>
        <text:changed-region text:id="ct1291977200">
          <text:insertion>
            <office:change-info>
              <dc:creator>Ray Lischner</dc:creator>
              <dc:date>2006-09-25T08:48:00</dc:date>
            </office:change-info>
          </text:insertion>
        </text:changed-region>
        <text:changed-region text:id="ct1291564056">
          <text:insertion>
            <office:change-info>
              <dc:creator>Ray Lischner</dc:creator>
              <dc:date>2006-09-25T08:43:00</dc:date>
            </office:change-info>
          </text:insertion>
        </text:changed-region>
        <text:changed-region text:id="ct1275401800">
          <text:insertion>
            <office:change-info>
              <dc:creator>Ray Lischner</dc:creator>
              <dc:date>2006-09-25T08:44:00</dc:date>
            </office:change-info>
          </text:insertion>
        </text:changed-region>
        <text:changed-region text:id="ct1291563720">
          <text:insertion>
            <office:change-info>
              <dc:creator>Ray Lischner</dc:creator>
              <dc:date>2006-09-25T08:45:00</dc:date>
            </office:change-info>
          </text:insertion>
        </text:changed-region>
        <text:changed-region text:id="ct1291115156">
          <text:insertion>
            <office:change-info>
              <dc:creator>Ray Lischner</dc:creator>
              <dc:date>2006-09-25T08:53:00</dc:date>
            </office:change-info>
          </text:insertion>
        </text:changed-region>
        <text:changed-region text:id="ct1291135192">
          <text:insertion>
            <office:change-info>
              <dc:creator>Ray Lischner</dc:creator>
              <dc:date>2006-09-25T08:54:00</dc:date>
            </office:change-info>
          </text:insertion>
        </text:changed-region>
        <text:changed-region text:id="ct1291136200">
          <text:insertion>
            <office:change-info>
              <dc:creator>Ray Lischner</dc:creator>
              <dc:date>2006-09-25T08:55:00</dc:date>
            </office:change-info>
          </text:insertion>
        </text:changed-region>
        <text:changed-region text:id="ct1291978880">
          <text:insertion>
            <office:change-info>
              <dc:creator>Ray Lischner</dc:creator>
              <dc:date>2006-09-25T08:59:00</dc:date>
            </office:change-info>
          </text:insertion>
        </text:changed-region>
        <text:changed-region text:id="ct1291565176">
          <text:insertion>
            <office:change-info>
              <dc:creator>Ray Lischner</dc:creator>
              <dc:date>2006-09-25T09:00:00</dc:date>
            </office:change-info>
          </text:insertion>
        </text:changed-region>
        <text:changed-region text:id="ct1291164544">
          <text:insertion>
            <office:change-info>
              <dc:creator>Ray Lischner</dc:creator>
              <dc:date>2006-09-24T17:13:00</dc:date>
            </office:change-info>
          </text:insertion>
        </text:changed-region>
        <text:changed-region text:id="ct1284818824">
          <text:deletion>
            <office:change-info>
              <dc:creator>Ray Lischner</dc:creator>
              <dc:date>2006-09-24T14:24:00</dc:date>
            </office:change-info>
            <text:p text:style-name="Body_20_Text_20_First">Every variable we’ve used so far has been</text:p>
          </text:deletion>
        </text:changed-region>
        <text:changed-region text:id="ct1282286584">
          <text:insertion>
            <office:change-info>
              <dc:creator>Ray Lischner</dc:creator>
              <dc:date>2006-09-24T14:24:00</dc:date>
            </office:change-info>
          </text:insertion>
        </text:changed-region>
        <text:changed-region text:id="ct1284818936">
          <text:insertion>
            <office:change-info>
              <dc:creator>Ray Lischner</dc:creator>
              <dc:date>2006-09-24T14:24:00</dc:date>
            </office:change-info>
          </text:insertion>
        </text:changed-region>
        <text:changed-region text:id="ct1284819384">
          <text:insertion>
            <office:change-info>
              <dc:creator>Ray Lischner</dc:creator>
              <dc:date>2006-09-24T14:26:00</dc:date>
            </office:change-info>
          </text:insertion>
        </text:changed-region>
        <text:changed-region text:id="ct1284818488">
          <text:insertion>
            <office:change-info>
              <dc:creator>Ray Lischner</dc:creator>
              <dc:date>2006-09-24T14:27:00</dc:date>
            </office:change-info>
          </text:insertion>
        </text:changed-region>
        <text:changed-region text:id="ct1284385088">
          <text:insertion>
            <office:change-info>
              <dc:creator>Ray Lischner</dc:creator>
              <dc:date>2006-09-24T15:07:00</dc:date>
            </office:change-info>
          </text:insertion>
        </text:changed-region>
        <text:changed-region text:id="ct1275402920">
          <text:insertion>
            <office:change-info>
              <dc:creator>Ray Lischner</dc:creator>
              <dc:date>2006-09-24T15:08:00</dc:date>
            </office:change-info>
          </text:insertion>
        </text:changed-region>
        <text:changed-region text:id="ct1284819048">
          <text:deletion>
            <office:change-info>
              <dc:creator>Ray Lischner</dc:creator>
              <dc:date>2006-09-24T15:11:00</dc:date>
            </office:change-info>
            <text:p text:style-name="Body_20_Text_20_Cont">are <text:span text:style-name="T1">zero-initialized</text:span> when the program begins (and before <text:span text:style-name="Code_20_Inline">main()</text:span> <text:hidden-text text:condition="ooow:comment == 1" text:string-value="actually no, they are intialised before any other function etc. is used from the TU in which they appear. Whilst this is usually because we are using a dynamic library, it is not necessarily so. A compiler can generate an executable that delays loading of some TU's until some part of them is required." text:is-hidden="true">actually no, they are intialised before any other function etc. is used from the TU in which they appear. Whilst this is usually because we are using a dynamic library, it is not necessarily so. A compiler can generate an executable that delays loading of some TU's until some part of them is required.</text:hidden-text>starts). Zero-initialization means objects of class type are initialized by calling their default constructor<text:hidden-text text:condition="ooow:comment == 1" text:string-value="The term zero-initialised has a specific defined meaning in the amended 2003 C++ Standard. It seems that zero initialisation preceeds the call of the default ctor. The issue of initialisation is a mess and is being rewritten for the 09 rerlease" text:is-hidden="true">The term zero-initialised has a specific defined meaning in the amended 2003 C++ Standard. It seems that zero initialisation preceeds the call of the default ctor. The issue of initialisation is a mess and is being rewritten for the 09 rerlease</text:hidden-text>, and objects of built-in type are initialized to zero (<text:span text:style-name="Code_20_Inline">0</text:span>, <text:span text:style-name="Code_20_Inline">false</text:span>, <text:span text:style-name="Code_20_Inline">0.0</text:span>, etc.).</text:p>
          </text:deletion>
        </text:changed-region>
        <text:changed-region text:id="ct1284818712">
          <text:insertion>
            <office:change-info>
              <dc:creator>Ray Lischner</dc:creator>
              <dc:date>2006-09-24T15:12:00</dc:date>
            </office:change-info>
          </text:insertion>
        </text:changed-region>
        <text:changed-region text:id="ct1285451804">
          <text:deletion>
            <office:change-info>
              <dc:creator>Ray Lischner</dc:creator>
              <dc:date>2006-09-24T15:14:00</dc:date>
            </office:change-info>
            <text:p text:style-name="Body_20_Text">Remember that a</text:p>
          </text:deletion>
        </text:changed-region>
        <text:changed-region text:id="ct1283750312">
          <text:insertion>
            <office:change-info>
              <dc:creator>Ray Lischner</dc:creator>
              <dc:date>2006-09-24T15:14:00</dc:date>
            </office:change-info>
          </text:insertion>
        </text:changed-region>
        <text:changed-region text:id="ct1284820392">
          <text:deletion>
            <office:change-info>
              <dc:creator>Ray Lischner</dc:creator>
              <dc:date>2006-09-24T15:17:00</dc:date>
            </office:change-info>
            <text:p text:style-name="Body_20_Text">. The scope for a name declared outside of any function is the source file from the point of declaration to the end of the file</text:p>
          </text:deletion>
        </text:changed-region>
        <text:changed-region text:id="ct1284820840">
          <text:deletion>
            <office:change-info>
              <dc:creator>Ray Lischner</dc:creator>
              <dc:date>2006-09-24T15:16:00</dc:date>
            </office:change-info>
            <text:p text:style-name="Body_20_Text">compound statement</text:p>
          </text:deletion>
        </text:changed-region>
        <text:changed-region text:id="ct1284384192">
          <text:insertion>
            <office:change-info>
              <dc:creator>Ray Lischner</dc:creator>
              <dc:date>2006-09-24T15:16:00</dc:date>
            </office:change-info>
          </text:insertion>
        </text:changed-region>
        <text:changed-region text:id="ct1284820168">
          <text:insertion>
            <office:change-info>
              <dc:creator>Ray Lischner</dc:creator>
              <dc:date>2006-09-24T15:17:00</dc:date>
            </office:change-info>
          </text:insertion>
        </text:changed-region>
        <text:changed-region text:id="ct1288256268">
          <text:insertion>
            <office:change-info>
              <dc:creator>Ray Lischner</dc:creator>
              <dc:date>2006-09-24T15:37:00</dc:date>
            </office:change-info>
          </text:insertion>
        </text:changed-region>
        <text:changed-region text:id="ct1275402584">
          <text:insertion>
            <office:change-info>
              <dc:creator>Ray Lischner</dc:creator>
              <dc:date>2006-09-24T15:18:00</dc:date>
            </office:change-info>
          </text:insertion>
        </text:changed-region>
        <text:changed-region text:id="ct1291165552">
          <text:insertion>
            <office:change-info>
              <dc:creator>Ray Lischner</dc:creator>
              <dc:date>2006-09-24T17:14:00</dc:date>
            </office:change-info>
          </text:insertion>
        </text:changed-region>
        <text:changed-region text:id="ct1282936704">
          <text:deletion>
            <office:change-info>
              <dc:creator>Ray Lischner</dc:creator>
              <dc:date>2006-09-24T15:24:00</dc:date>
            </office:change-info>
            <text:p text:style-name="Body_20_Text_20_First"><text:span text:style-name="T2">several other</text:span></text:p>
          </text:deletion>
        </text:changed-region>
        <text:changed-region text:id="ct1285455052">
          <text:insertion>
            <office:change-info>
              <dc:creator>Ray Lischner</dc:creator>
              <dc:date>2006-09-24T15:24:00</dc:date>
            </office:change-info>
          </text:insertion>
        </text:changed-region>
        <text:changed-region text:id="ct1284383744">
          <text:insertion>
            <office:change-info>
              <dc:creator>Ray Lischner</dc:creator>
              <dc:date>2006-09-24T15:18:00</dc:date>
            </office:change-info>
          </text:insertion>
        </text:changed-region>
        <text:changed-region text:id="ct1284383856">
          <text:insertion>
            <office:change-info>
              <dc:creator>Ray Lischner</dc:creator>
              <dc:date>2006-09-24T15:19:00</dc:date>
            </office:change-info>
          </text:insertion>
        </text:changed-region>
        <text:changed-region text:id="ct1285454492">
          <text:deletion>
            <office:change-info>
              <dc:creator>Ray Lischner</dc:creator>
              <dc:date>2006-09-24T15:24:00</dc:date>
            </office:change-info>
            <text:p text:style-name="Body_20_Text">Do not u</text:p>
          </text:deletion>
        </text:changed-region>
        <text:changed-region text:id="ct1283748856">
          <text:insertion>
            <office:change-info>
              <dc:creator>Ray Lischner</dc:creator>
              <dc:date>2006-09-24T15:24:00</dc:date>
            </office:change-info>
          </text:insertion>
        </text:changed-region>
        <text:changed-region text:id="ct1285453036">
          <text:insertion>
            <office:change-info>
              <dc:creator>Ray Lischner</dc:creator>
              <dc:date>2006-09-24T15:24:00</dc:date>
            </office:change-info>
          </text:insertion>
        </text:changed-region>
        <text:changed-region text:id="ct1285455164">
          <text:insertion>
            <office:change-info>
              <dc:creator>Ray Lischner</dc:creator>
              <dc:date>2006-09-24T15:25:00</dc:date>
            </office:change-info>
          </text:insertion>
        </text:changed-region>
        <text:changed-region text:id="ct1284819160">
          <text:deletion>
            <office:change-info>
              <dc:creator>Ray Lischner</dc:creator>
              <dc:date>2006-09-24T15:25:00</dc:date>
            </office:change-info>
            <text:p text:style-name="Body_20_Text">the</text:p>
          </text:deletion>
        </text:changed-region>
        <text:changed-region text:id="ct1285454268">
          <text:insertion>
            <office:change-info>
              <dc:creator>Ray Lischner</dc:creator>
              <dc:date>2006-09-24T15:25:00</dc:date>
            </office:change-info>
          </text:insertion>
        </text:changed-region>
        <text:changed-region text:id="ct1285454156">
          <text:insertion>
            <office:change-info>
              <dc:creator>Ray Lischner</dc:creator>
              <dc:date>2006-09-24T15:25:00</dc:date>
            </office:change-info>
          </text:insertion>
        </text:changed-region>
        <text:changed-region text:id="ct1282892712">
          <text:insertion>
            <office:change-info>
              <dc:creator>Ray Lischner</dc:creator>
              <dc:date>2006-09-24T17:01:00</dc:date>
            </office:change-info>
          </text:insertion>
        </text:changed-region>
        <text:changed-region text:id="ct1285453148">
          <text:insertion>
            <office:change-info>
              <dc:creator>Ray Lischner</dc:creator>
              <dc:date>2006-09-24T15:27:00</dc:date>
            </office:change-info>
          </text:insertion>
        </text:changed-region>
        <text:changed-region text:id="ct1286500496">
          <text:insertion>
            <office:change-info>
              <dc:creator>Ray Lischner</dc:creator>
              <dc:date>2006-09-24T16:56:00</dc:date>
            </office:change-info>
          </text:insertion>
        </text:changed-region>
        <text:changed-region text:id="ct1284384080">
          <text:insertion>
            <office:change-info>
              <dc:creator>Ray Lischner</dc:creator>
              <dc:date>2006-09-24T15:25:00</dc:date>
            </office:change-info>
          </text:insertion>
        </text:changed-region>
        <text:changed-region text:id="ct1285454716">
          <text:insertion>
            <office:change-info>
              <dc:creator>Ray Lischner</dc:creator>
              <dc:date>2006-09-24T15:29:00</dc:date>
            </office:change-info>
          </text:insertion>
        </text:changed-region>
        <text:changed-region text:id="ct1286500384">
          <text:insertion>
            <office:change-info>
              <dc:creator>Ray Lischner</dc:creator>
              <dc:date>2006-09-24T15:26:00</dc:date>
            </office:change-info>
          </text:insertion>
        </text:changed-region>
        <text:changed-region text:id="ct1286503408">
          <text:insertion>
            <office:change-info>
              <dc:creator>Ray Lischner</dc:creator>
              <dc:date>2006-09-24T16:56:00</dc:date>
            </office:change-info>
          </text:insertion>
        </text:changed-region>
        <text:changed-region text:id="ct1288223272">
          <text:insertion>
            <office:change-info>
              <dc:creator>Ray Lischner</dc:creator>
              <dc:date>2006-09-24T16:57:00</dc:date>
            </office:change-info>
          </text:insertion>
        </text:changed-region>
        <text:changed-region text:id="ct1286503520">
          <text:insertion>
            <office:change-info>
              <dc:creator>Ray Lischner</dc:creator>
              <dc:date>2006-09-24T15:33:00</dc:date>
            </office:change-info>
          </text:insertion>
        </text:changed-region>
        <text:changed-region text:id="ct1285453820">
          <text:format-change>
            <office:change-info>
              <dc:creator>Ray Lischner</dc:creator>
              <dc:date>2006-09-24T15:33:00</dc:date>
            </office:change-info>
          </text:format-change>
        </text:changed-region>
        <text:changed-region text:id="ct1285453260">
          <text:format-change>
            <office:change-info>
              <dc:creator>Ray Lischner</dc:creator>
              <dc:date>2006-09-24T15:33:00</dc:date>
            </office:change-info>
          </text:format-change>
        </text:changed-region>
        <text:changed-region text:id="ct1285453596">
          <text:deletion>
            <office:change-info>
              <dc:creator>Ray Lischner</dc:creator>
              <dc:date>2006-09-24T16:01:00</dc:date>
            </office:change-info>
            <text:p text:style-name="Code">const </text:p>
          </text:deletion>
        </text:changed-region>
        <text:changed-region text:id="ct1282933120">
          <text:insertion>
            <office:change-info>
              <dc:creator>Ray Lischner</dc:creator>
              <dc:date>2006-09-24T16:01:00</dc:date>
            </office:change-info>
          </text:insertion>
        </text:changed-region>
        <text:changed-region text:id="ct1285453484">
          <text:insertion>
            <office:change-info>
              <dc:creator>Ray Lischner</dc:creator>
              <dc:date>2006-09-24T15:33:00</dc:date>
            </office:change-info>
          </text:insertion>
        </text:changed-region>
        <text:changed-region text:id="ct1286500832">
          <text:insertion>
            <office:change-info>
              <dc:creator>Ray Lischner</dc:creator>
              <dc:date>2006-09-24T15:33:00</dc:date>
            </office:change-info>
          </text:insertion>
        </text:changed-region>
        <text:changed-region text:id="ct1285454940">
          <text:insertion>
            <office:change-info>
              <dc:creator>Ray Lischner</dc:creator>
              <dc:date>2006-09-24T15:34:00</dc:date>
            </office:change-info>
          </text:insertion>
        </text:changed-region>
        <text:changed-region text:id="ct1280376240">
          <text:deletion>
            <office:change-info>
              <dc:creator>Matthew Moodie</dc:creator>
              <dc:date>2006-09-14T15:03:00</dc:date>
            </office:change-info>
            <text:p text:style-name="Body_20_Text_20_First">at </text:p>
          </text:deletion>
        </text:changed-region>
        <text:changed-region text:id="ct1280374112">
          <text:deletion>
            <office:change-info>
              <dc:creator>Matthew Moodie</dc:creator>
              <dc:date>2006-09-14T15:03:00</dc:date>
            </office:change-info>
            <text:p text:style-name="Body_20_Text_20_First">s</text:p>
          </text:deletion>
        </text:changed-region>
        <text:changed-region text:id="ct1280374336">
          <text:insertion>
            <office:change-info>
              <dc:creator>Matthew Moodie</dc:creator>
              <dc:date>2006-09-14T15:03: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38" style:data-style-name="N0">38</text:variable-set></text:p>
      <text:p text:style-name="Chapter_20_Title">Declarations and Definitions</text:p>
      <text:p text:style-name="Body_20_Text_20_First">Exploration 19 introduced the distinction between declaration<text:change-start text:change-id="ct1291164992"/>s<text:change-end text:change-id="ct1291164992"/> and definition<text:change-start text:change-id="ct1291491556"/>s<text:change-end text:change-id="ct1291491556"/>; this is a good time to remind you of the difference and to explore declarations and definitions of classes and their members.</text:p>
      <text:p text:style-name="Heading_20_1">Declaration <text:span text:style-name="T1">vs</text:span>. Definition</text:p>
      <text:p text:style-name="Body_20_Text_20_First">Recall that a <text:span text:style-name="T1">declaration</text:span> tells the compiler the basic information it needs so that you can use a name in a program. In particular, a function declaration tells the compiler about the function’s name, return type, and parameter<text:change-start text:change-id="ct1280376352"/> type<text:change-end text:change-id="ct1280376352"/>s<text:hidden-text text:condition="ooow:comment == 1" text:string-value="parameter types, or perhaps better, the types of the parameters" text:is-hidden="true">parameter types, or perhaps better, the types of the parameters</text:hidden-text>.</text:p>
      <text:p text:style-name="Body_20_Text">A <text:span text:style-name="T1">definition</text:span> is a particular kind of declaration that also provides the full implementation details for an entity<text:hidden-text text:condition="ooow:comment == 1" text:string-value="That is going to lead you to difficulties with class types where a definition is just the declarations of the members" text:is-hidden="true">That is going to lead you to difficulties with class types where a definition is just the declarations of the members</text:hidden-text>. For example, a function definition includes all the information of a function declaration, plus the function body.<text:change-start text:change-id="ct1275905808"/> Classes, however, add another layer of complexity because you can declare or define the class’s members<text:change-end text:change-id="ct1275905808"/><text:change-start text:change-id="ct1288326468"/>, independently of the class definition itself.<text:change-end text:change-id="ct1288326468"/></text:p>
      <text:p text:style-name="Body_20_Text"><text:change text:change-id="ct1282931708"/>A class definition must declare all of its members<text:hidden-text text:condition="ooow:comment == 1" text:string-value="More to the point is that a class definition only declares members. Any inline function definitions are treated as if they were defined outside the class with the inline keyword. This is actually important because inline defintions appear to be  a break with the usual rule that the compiler cannot look ahead. In fact it isn't because the compiler effectively caches such definitions until it has read the entire class definition." text:is-hidden="true">More to the point is that a class definition only declares members. Any inline function definitions are treated as if they were defined outside the class with the inline keyword. This is actually important because inline defintions appear to be  a break with the usual rule that the compiler cannot look ahead. In fact it isn't because the compiler effectively caches such definitions until it has read the entire class definition.</text:hidden-text><text:change-start text:change-id="ct1282288152"/>. Sometimes, you can also define a member function as part of a class definition (which is the style I’ve been using until now), but most programmers prefer to declare member functions inside the class, and define the member functions separately, outside of the class definition<text:change-end text:change-id="ct1282288152"/><text:change-start text:change-id="ct1282935584"/>.<text:change-end text:change-id="ct1282935584"/><text:change text:change-id="ct1282935696"/><text:hidden-text text:condition="ooow:comment == 1" text:string-value="and usually you ought to. I think that needs saying explicitly because your code so far encourages readers to do something that most, if not all, experts counsel against." text:is-hidden="true">and usually you ought to. I think that needs saying explicitly because your code so far encourages readers to do something that most, if not all, experts counsel against.</text:hidden-text><text:change text:change-id="ct1282935472"/></text:p>
      <text:p text:style-name="Body_20_Text">As with any function declaration, a member function declaration includes the return type (possibly with a <text:span text:style-name="Code_20_Inline">virtual</text:span> specifier), the function name, the function parameters<text:hidden-text text:condition="ooow:comment == 1" text:string-value="see above" text:is-hidden="true">see above</text:hidden-text>, and an optional <text:span text:style-name="Code_20_Inline">const</text:span> modifier. If the function is a pure virtual function, you must include the <text:span text:style-name="Code_20_Inline">=</text:span> <text:span text:style-name="Code_20_Inline">0</text:span> as part of the function declaration, and you don’t define the function<text:hidden-text text:condition="ooow:comment == 1" text:string-value="though you can out of class, and sometimes will do so." text:is-hidden="true">though you can out of class, and sometimes will do so.</text:hidden-text><text:change-start text:change-id="ct1282936592"/><text:hidden-text text:condition="ooow:" text:string-value="[RL]Another subtlety best left unmentioned in this book" text:is-hidden="true"/><text:change-end text:change-id="ct1282936592"/>.</text:p>
      <text:p text:style-name="Body_20_Text">The function definition is like any other function definition, with <text:change text:change-id="ct1282933344"/>a few exceptions.<text:change-start text:change-id="ct1282933792"/> The definition must follow the declaration, that is, the member function definition must come later in the s<text:change-end text:change-id="ct1282933792"/><text:change-start text:change-id="ct1282933456"/>ource file than the class definition that declares the member function. In the definition,<text:change-end text:change-id="ct1282933456"/> <text:change text:change-id="ct1282933232"/><text:change-start text:change-id="ct1282933680"/>o<text:change-end text:change-id="ct1282933680"/>mit the <text:span text:style-name="Code_20_Inline">virtual </text:span>specifier<text:change text:change-id="ct1282936256"/>. The function name must start with the class name, followed by the scope operator (<text:span text:style-name="Code_20_Inline">::</text:span>) and the function name<text:change-start text:change-id="ct1282930700"/>, so the compiler knows which member function you are defining<text:change-end text:change-id="ct1282930700"/>. Write the function body the same way you would write it if you provided the function definition inside the class definition. Listing <text:variable-get text:name="chapter" office:value-type="float" style:data-style-name="N0">38</text:variable-get>-<text:reference-ref text:reference-format="text" text:ref-name="function_definition_code">1</text:reference-ref> shows some examples.</text:p>
      <text:p text:style-name="Code_20_Caption"><text:hidden-text text:condition="ooow:" text:string-value=".func" text:is-hidden="true"/>Listing <text:variable-get text:name="chapter" office:value-type="float" style:data-style-name="N0">38</text:variable-get>-<text:reference-mark-start text:name="function_definition_code"/><text:sequence text:ref-name="refText0" text:name="Text" text:formula="ooow:Text+1" style:num-format="1">1</text:sequence><text:reference-mark-end text:name="function_definition_code"/>. Declarations and definitions of member functions</text:p>
      <text:p text:style-name="Code_20_First">class rational</text:p>
      <text:p text:style-name="Code">{</text:p>
      <text:p text:style-name="Code">public:<text:change-start text:change-id="ct1283747848"/></text:p>
      <text:p text:style-name="Code"><text:s text:c="2"/>rational();</text:p>
      <text:p text:style-name="Code"><text:s text:c="2"/>rational(int num);<text:change-end text:change-id="ct1283747848"/></text:p>
      <text:p text:style-name="Code"><text:s text:c="2"/>rational(int num, int den<text:change text:change-id="ct1283748072"/>);<text:change text:change-id="ct1283748520"/> <text:s/>void assign(int num, int den<text:change text:change-id="ct1283747960"/>);</text:p>
      <text:p text:style-name="Code"><text:s text:c="2"/>int numerator() const;</text:p>
      <text:p text:style-name="Code"><text:s text:c="2"/>int denominator() const;</text:p>
      <text:p text:style-name="Code"><text:s text:c="2"/>rational&amp; operator=(int num);</text:p>
      <text:p text:style-name="Code">private:</text:p>
      <text:p text:style-name="Code"><text:s text:c="2"/>void reduce();</text:p>
      <text:p text:style-name="Code"><text:s text:c="2"/>int numerator_;</text:p>
      <text:p text:style-name="Code"><text:s text:c="2"/>int denominator_;</text:p>
      <text:p text:style-name="Code">};</text:p>
      <text:p text:style-name="Code"><text:change-start text:change-id="ct1282935920"/></text:p>
      <text:p text:style-name="Code">rational::rational()</text:p>
      <text:p text:style-name="Code">: numerator_(0), denominator_(1)</text:p>
      <text:p text:style-name="Code">{}</text:p>
      <text:p text:style-name="Code"/>
      <text:p text:style-name="Code">rational::rational(int num)</text:p>
      <text:p text:style-name="Code">: numerator_(num), denominator_(1)</text:p>
      <text:p text:style-name="Code">{}</text:p>
      <text:p text:style-name="Code"><text:change-end text:change-id="ct1282935920"/></text:p>
      <text:p text:style-name="Code">rational::rational(int num, int den)</text:p>
      <text:p text:style-name="Code">: numerator_(num), denominator_(den)</text:p>
      <text:p text:style-name="Code">{</text:p>
      <text:p text:style-name="Code"><text:s text:c="2"/>reduce();</text:p>
      <text:p text:style-name="Code">}</text:p>
      <text:p text:style-name="Code"/>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gcd(numerator_, denominator_));</text:p>
      <text:p text:style-name="Code"><text:s text:c="2"/>numerator_ = numerator_ / div;</text:p>
      <text:p text:style-name="Code"><text:s text:c="2"/>denominator_ = denominator_ / div;</text:p>
      <text:p text:style-name="Code">}</text:p>
      <text:p text:style-name="Code"/>
      <text:p text:style-name="Code">int rational::numerator()</text:p>
      <text:p text:style-name="Code">const</text:p>
      <text:p text:style-name="Code">{</text:p>
      <text:p text:style-name="Code"><text:s text:c="2"/>return numerator_;</text:p>
      <text:p text:style-name="Code">}</text:p>
      <text:p text:style-name="Code"/>
      <text:p text:style-name="Code">int rational::denominator()</text:p>
      <text:p text:style-name="Code">const</text:p>
      <text:p text:style-name="Code">{</text:p>
      <text:p text:style-name="Code"><text:s text:c="2"/>return denominator_;</text:p>
      <text:p text:style-name="Code">}</text:p>
      <text:p text:style-name="Code"/>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_20_Last">}</text:p>
      <text:p text:style-name="Body_20_Text_20_Cont">Because each function name begins with the class name, the full constructor name is <text:span text:style-name="Code_20_Inline">rational::rational</text:span>, and member function names have the form <text:span text:style-name="Code_20_Inline">rational::numerator</text:span>, <text:span text:style-name="Code_20_Inline">rational::operator=</text:span>, etc. The C++ term for the complete name is <text:span text:style-name="T1">qualified name</text:span>.</text:p>
      <text:p text:style-name="Body_20_Text"><text:change text:change-id="ct1283748408"/><text:change-start text:change-id="ct1291162640"/>Programmers have many<text:change-end text:change-id="ct1291162640"/><text:change-start text:change-id="ct1289524224"/> reasons to define member functions outside the class. The next section presents one way that functions differ depending on where they are defined, and the next exploration will take up this thread in detail.<text:change-end text:change-id="ct1289524224"/><text:change text:change-id="ct1283748632"/><text:change text:change-id="ct1291163760"/></text:p>
      <text:p text:style-name="Heading_20_1">Inline Functions</text:p>
      <text:p text:style-name="Body_20_Text_20_First">In Exploration 28, I introduced the <text:span text:style-name="Code_20_Inline">inline</text:span> keyword, which is a hint to the compiler that it should optimize speed over size by trying to expand a function at its point of call. You can use <text:span text:style-name="Code_20_Inline">inline</text:span> with member functions, too. Indeed, for trivial functions, such as those that return a data member and do nothing else, making the function <text:span text:style-name="Code_20_Inline">inline</text:span> can improve speed and program size.</text:p>
      <text:p text:style-name="Body_20_Text">When you define a function inside the class definition, the compiler automatically adds the <text:span text:style-name="Code_20_Inline">inline</text:span> keyword. <text:change text:change-id="ct1284043548"/><text:hidden-text text:condition="ooow:comment == 1" text:string-value="Still does not work, a compiler can, and many do, inline code without any request from the programmer" text:is-hidden="true">Still does not work, a compiler can, and many do, inline code without any request from the programmer</text:hidden-text><text:change text:change-id="ct1284043884"/>If you <text:change text:change-id="ct1284043772"/>separate the definition<text:change-start text:change-id="ct1283750200"/> from the declaration<text:change-end text:change-id="ct1283750200"/>, you can still make the function inline by adding the <text:span text:style-name="Code_20_Inline">inline</text:span> keyword to the function declaration or definition. <text:change-start text:change-id="ct1283748744"/>Common practice is to place the <text:span text:style-name="Code_20_Inline">inline</text:span> keyword only on the definition, but <text:change-end text:change-id="ct1283748744"/>I recommend putting the keyword in both places to help the human reader<text:hidden-text text:condition="ooow:comment == 1" text:string-value="did you mean that? In the case of class declarations it is very unusual. In the case of other declarations, it is very unusual (and can be problematic) to provide a pure decalaration." text:is-hidden="true">did you mean that? In the case of class declarations it is very unusual. In the case of other declarations, it is very unusual (and can be problematic) to provide a pure decalaration.</text:hidden-text>.</text:p>
      <text:p text:style-name="Body_20_Text">Remember that <text:span text:style-name="Code_20_Inline">inline</text:span> is just a hint. The compiler does not have to heed the hint. Modern compilers are getting better and better at making these decisions for themselves.</text:p>
      <text:p text:style-name="Body_20_Text">My personal guideline is to define one-line functions in the class definition. Longer functions or functions that are complicated to read belong outside the class definition. Some functions are too long to fit in the class definition, but are short and simple enough that they should be <text:span text:style-name="Code_20_Inline">inline</text:span><text:span text:style-name="Code_20_Inline"><text:hidden-text text:condition="ooow:comment == 1" text:string-value="and the problem with large projects is that such a style leads to excessive build times. The code will be entirely recompiled every time a header file is tweaked. Current practice is to make every effort to stabalise header files asap. They should only then be touched if testing shows that performance makes it necessary to inline short functions (actually the latest generation of compilers often manages to inline functions that are declared in different TU's. Much code generation is being delayed till link time." text:is-hidden="true">and the problem with large projects is that such a style leads to excessive build times. The code will be entirely recompiled every time a header file is tweaked. Current practice is to make every effort to stabalise header files asap. They should only then be touched if testing shows that performance makes it necessary to inline short functions (actually the latest generation of compilers often manages to inline functions that are declared in different TU's. Much code generation is being delayed till link time.</text:hidden-text></text:span>.<text:change-start text:change-id="ct1283750424"/> <text:change-end text:change-id="ct1283750424"/><text:change-start text:change-id="ct1284043660"/>Organizational coding styles usually include guidelines for <text:span text:style-name="Code_20_Inline">inline</text:span> functions. Large projects, for example, might eschew <text:span text:style-name="Code_20_Inline">inline</text:span> functions <text:change-end text:change-id="ct1284043660"/><text:change-start text:change-id="ct1291491780"/>because they increase compilation time<text:change-end text:change-id="ct1291491780"/><text:change-start text:change-id="ct1284043212"/>, allowing inline only on a function-by-function basis, when performance measurements demonstrate their need.<text:change-end text:change-id="ct1284043212"/></text:p>
      <text:p text:style-name="Body_20_Text"><text:span text:style-name="T3">Rewrite the </text:span><text:span text:style-name="T4">rational</text:span><text:span text:style-name="T3"> class from Listing </text:span><text:span text:style-name="T3"><text:variable-get text:name="chapter" office:value-type="float" style:data-style-name="N0">38</text:variable-get></text:span><text:span text:style-name="T3">-</text:span><text:span text:style-name="T3"><text:reference-ref text:reference-format="text" text:ref-name="function_definition_code">1</text:reference-ref></text:span><text:span text:style-name="T3"> to use </text:span><text:span text:style-name="T4">inline</text:span><text:span text:style-name="T3"> functions judiciously.</text:span><text:change-start text:change-id="ct1283749864"/><text:span text:style-name="T3"> </text:span><text:change-end text:change-id="ct1283749864"/><text:span text:style-name="T2"><text:s/>Compare your solution with mine in Listing </text:span><text:span text:style-name="T2"><text:variable-get text:name="chapter" office:value-type="float" style:data-style-name="N0">38</text:variable-get></text:span><text:span text:style-name="T2">-</text:span><text:span text:style-name="T2"><text:reference-ref text:reference-format="text" text:ref-name="rational_inline_code">2</text:reference-ref></text:span><text:span text:style-name="T2">.</text:span></text:p>
      <text:p text:style-name="Code_20_Caption"><text:hidden-text text:condition="ooow:" text:string-value=".func" text:is-hidden="true"/>Listing <text:variable-get text:name="chapter" office:value-type="float" style:data-style-name="N0">38</text:variable-get>-<text:reference-mark-start text:name="rational_inline_code"/><text:sequence text:ref-name="refText1" text:name="Text" text:formula="ooow:Text+1" style:num-format="1">2</text:sequence><text:reference-mark-end text:name="rational_inline_code"/>. The <text:span text:style-name="Code_20_Inline">rational</text:span> class with <text:span text:style-name="Code_20_Inline">inline</text:span> member functions</text:p>
      <text:p text:style-name="Code_20_First">class rational</text:p>
      <text:p text:style-name="Code">{</text:p>
      <text:p text:style-name="Code">public:</text:p>
      <text:p text:style-name="Code"><text:s text:c="2"/>rational(int num) : numerator_(num), denominator_(1) {}</text:p>
      <text:p text:style-name="Code_20_Bold"><text:s text:c="2"/>inline <text:hidden-text text:condition="ooow:comment == 1" text:string-value="see above, this is not a good idea because it is not idiomatic and does nothing useful for anyone who has the slightest familiarity with C++" text:is-hidden="true">see above, this is not a good idea because it is not idiomatic and does nothing useful for anyone who has the slightest familiarity with C++</text:hidden-text><text:change-start text:change-id="ct1284043100"/><text:hidden-text text:condition="ooow:" text:string-value="[RL]Sometimes, idioms are wrong. Hints to the human are good. We should encourage them." text:is-hidden="true"/><text:change-end text:change-id="ct1284043100"/>rational(int num, int den);</text:p>
      <text:p text:style-name="Code"><text:s text:c="2"/>void assign(int num, int den<text:change text:change-id="ct1283749304"/>);</text:p>
      <text:p text:style-name="Code_20_Bold"><text:s text:c="2"/>int numerator() const <text:s text:c="18"/>{ return numerator_; }</text:p>
      <text:p text:style-name="Code_20_Bold"><text:s text:c="2"/>int denominator() const <text:s text:c="16"/>{ return denominator_; }</text:p>
      <text:p text:style-name="Code"><text:s text:c="2"/>rational&amp; operator=(int num);</text:p>
      <text:p text:style-name="Code">private:</text:p>
      <text:p text:style-name="Code"><text:s text:c="2"/>void reduce();</text:p>
      <text:p text:style-name="Code"><text:s text:c="2"/>int numerator_;</text:p>
      <text:p text:style-name="Code"><text:s text:c="2"/>int denominator_;</text:p>
      <text:p text:style-name="Code">};</text:p>
      <text:p text:style-name="Code"/>
      <text:p text:style-name="Code_20_Bold">inline rational::rational(int num, int den)</text:p>
      <text:p text:style-name="Code">: numerator_(num), denominator_(den)</text:p>
      <text:p text:style-name="Code">{</text:p>
      <text:p text:style-name="Code"><text:s text:c="2"/>reduce();</text:p>
      <text:p text:style-name="Code">}<text:hidden-text text:condition="ooow:comment == 1" text:string-value="and note that compilers that require the definitions of inlines to be visible at the point of call will now need this to be in the header file." text:is-hidden="true">and note that compilers that require the definitions of inlines to be visible at the point of call will now need this to be in the header file.</text:hidden-text><text:change-start text:change-id="ct1284042876"/><text:hidden-text text:condition="ooow:" text:string-value="[RL]Exploration 39" text:is-hidden="true"/><text:change-end text:change-id="ct1284042876"/></text:p>
      <text:p text:style-name="Code"/>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gcd(numerator_, denominator_));</text:p>
      <text:p text:style-name="Code"><text:s text:c="2"/>numerator_ = numerator_ / div;</text:p>
      <text:p text:style-name="Code"><text:s text:c="2"/>denominator_ = denominator_ / div;</text:p>
      <text:p text:style-name="Code">}</text:p>
      <text:p text:style-name="Code"/>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_20_Last">}</text:p>
      <text:p text:style-name="Body_20_Text_20_Cont">Don’t agonize over deciding which functions should be inline. When in doubt, don’t bother. Make functions inline only if performance measures show that the function is called often, and the function-call overhead is significant<text:hidden-text text:condition="ooow:comment == 1" text:string-value="and the compiler is not already doing the right thing" text:is-hidden="true">and the compiler is not already doing the right thing</text:hidden-text>. In all other aspects, I regard the matter as one of aesthetics and clarity: I find one-line functions are easier to read when they are inside the class definition<text:hidden-text text:condition="ooow:comment == 1" text:string-value="Nonetheless they cost in development and maintenance" text:is-hidden="true">Nonetheless they cost in development and maintenance</text:hidden-text>.</text:p>
      <text:p text:style-name="Heading_20_1"><text:change text:change-id="ct1276740636"/>Variable<text:change-start text:change-id="ct1284817592"/> Declarations and Definition<text:change-end text:change-id="ct1284817592"/>s</text:p>
      <text:p text:style-name="Body_20_Text_20_First"><text:change-start text:change-id="ct1284385760"/>Ordinary data members have declarations, not definitions. Local variables in functions and blocks have definitions, but not separate declarations. This can be a little confusing, but just a little.</text:p>
      <text:p text:style-name="Body_20_Text">A definition of a named object tells the compiler to set aside memory for storing the object’s value and to generate the necessary code to initialize the object. Some objects are actually subobjects, not entire objects on their own (entire objects are called <text:span text:style-name="T1">complete </text:span><text:span text:style-name="T5"><text:s/>objects in C++ parlance). A subobject doesn’t get its own definition; instead, its memory and lifetime are dictated by the complete object that contains it. That’s why a data member doesn’t get a definition of its own. Instead, the definition of an object with class type causes memory to be set aside for all of the object’s data members. Thus, a class definition contains declarations of data members, but not definitions.</text:span></text:p>
      <text:p text:style-name="P2">You define a variable that is local to a block. The definition specifies the object’s type, name, whether it is <text:span text:style-name="Code_20_Inline">const</text:span>, and the initial value (if any). You can’t declare a local variable without defining it, but there are other kinds of declarations.</text:p>
      <text:p text:style-name="Body_20_Text"><text:span text:style-name="T5">You can declare a local reference as a synonym for a local variable. Declare the new name as a reference in the same manner as a reference parameter, but initialize it with an existing object. If the reference is </text:span><text:span text:style-name="T6">const</text:span><text:span text:style-name="T5">, you can use any expression (of a suitable type) as the initializer. For a non-</text:span><text:span text:style-name="T6">const</text:span><text:span text:style-name="T5"> reference, you must an lvalue (remember those from Exploration 20?), such as another variable</text:span><text:change-end text:change-id="ct1284385760"/><text:change-start text:change-id="ct1284385648"/><text:span text:style-name="T5">. Listing </text:span><text:span text:style-name="T5"><text:variable-get text:name="chapter" office:value-type="float" style:data-style-name="N0">38</text:variable-get></text:span><text:span text:style-name="T5">-</text:span><text:span text:style-name="T5"><text:reference-ref text:reference-format="text" text:ref-name="references_code">3</text:reference-ref></text:span><text:span text:style-name="T5"> illustrates these principles.</text:span></text:p>
      <text:p text:style-name="Code_20_Caption">Listing <text:variable-get text:name="chapter" office:value-type="float" style:data-style-name="N0">38</text:variable-get>-<text:reference-mark-start text:name="references_code"/><text:sequence text:ref-name="refText7" text:name="Text" text:formula="ooow:Text+1" style:num-format="1">3</text:sequence><text:reference-mark-end text:name="references_code"/>. Declaring and using references<text:change-end text:change-id="ct1284385648"/><text:change-start text:change-id="ct1284383520"/></text:p>
      <text:p text:style-name="Code_20_First"><text:change-end text:change-id="ct1284383520"/><text:change-start text:change-id="ct1284817368"/>#include &lt;iostream&gt;</text:p>
      <text:p text:style-name="Code">#include &lt;ostream&gt;</text:p>
      <text:p text:style-name="Code"/>
      <text:p text:style-name="Code"><text:change-end text:change-id="ct1284817368"/><text:change-start text:change-id="ct1284787396"/>int main()</text:p>
      <text:p text:style-name="Code">{</text:p>
      <text:p text:style-name="Code"><text:s text:c="2"/>int answer(42); <text:s text:c="3"/>// definition of a named object, also an lvalue</text:p>
      <text:p text:style-name="Code"><text:s text:c="2"/>int&amp; ref(answer); <text:s/>// declaration of a reference named ref</text:p>
      <text:p text:style-name="Code"><text:s text:c="2"/>ref = 10; <text:s text:c="9"/>// changes the value of answer</text:p>
      <text:p text:style-name="Code"><text:s text:c="2"/>std::cout &lt;&lt; answer &lt;&lt; '\n';</text:p>
      <text:p text:style-name="Code"><text:s text:c="2"/>int const&amp; cent(ref * 10); // declaration; must be const to initialize with expr</text:p>
      <text:p text:style-name="Code"><text:s text:c="2"/>std::cout &lt;&lt; cent &lt;&lt; '\n';</text:p>
      <text:p text:style-name="Code_20_Last">}<text:change-end text:change-id="ct1284787396"/><text:change-start text:change-id="ct1288222712"/></text:p>
      <text:p text:style-name="Body_20_Text_20_Cont"><text:change-end text:change-id="ct1288222712"/><text:change text:change-id="ct1284385312"/><text:change-start text:change-id="ct1288256828"/>A local reference is not a definition because no memory is all<text:change-end text:change-id="ct1288256828"/><text:change-start text:change-id="ct1291162416"/>ocated, and no initializers are run. Instead, the reference declaration creates a new name for an old object. One common use for a local reference is to create a short name for an object that is obtained from a longer expression<text:change-end text:change-id="ct1291162416"/><text:change-start text:change-id="ct1291857004"/>, and another is to save a <text:span text:style-name="Code_20_Inline">const</text:span> reference to a<text:change-end text:change-id="ct1291857004"/><text:change-start text:change-id="ct1291856668"/>n expression so you can use the result multiple times. Listing <text:variable-get text:name="chapter" office:value-type="float" style:data-style-name="N0">38</text:variable-get>-<text:reference-ref text:reference-format="text" text:ref-name="find_mode_code">4</text:reference-ref> shows a silly program that reads a series of integers into a vector, sorts the data and searches for <text:change-end text:change-id="ct1291856668"/><text:change-start text:change-id="ct1291977200"/>all the elements that equal a magic value<text:change-end text:change-id="ct1291977200"/><text:change-start text:change-id="ct1291564056"/>. It does this by calling the <text:span text:style-name="Code_20_Inline">equal_range</text:span> algorithm, which returns a <text:span text:style-name="Code_20_Inline">pair</text:span> (first described in Exploration 14) of iterators that delimit a range of equal values. </text:p>
      <text:p text:style-name="Code_20_Caption"><text:change-end text:change-id="ct1291564056"/><text:change-start text:change-id="ct1275401800"/>Listing <text:variable-get text:name="chapter" office:value-type="float" style:data-style-name="N0">38</text:variable-get>-<text:reference-mark-start text:name="find_mode_code"/><text:sequence text:ref-name="refText6" text:name="Text" text:formula="ooow:Text+1" style:num-format="1">4</text:sequence><text:reference-mark-end text:name="find_mode_code"/>. Finding the mode of a data set</text:p>
      <text:p text:style-name="Code_20_First">#include &lt;algorithm&gt;</text:p>
      <text:p text:style-name="Code">#include &lt;iostream&gt;</text:p>
      <text:p text:style-name="Code">#include &lt;istream&gt;</text:p>
      <text:p text:style-name="Code">#include &lt;iterator&gt;</text:p>
      <text:p text:style-name="Code">#include &lt;ostream&gt;</text:p>
      <text:p text:style-name="Code">#include &lt;utility&gt;</text:p>
      <text:p text:style-name="Code">#include &lt;vector&gt;</text:p>
      <text:p text:style-name="Code"/>
      <text:p text:style-name="Code">int main()</text:p>
      <text:p text:style-name="Code">{</text:p>
      <text:p text:style-name="Code"><text:s text:c="2"/>using namespace std;</text:p>
      <text:p text:style-name="Code"><text:s text:c="2"/>typedef vector&lt;int&gt;::iterator vec_iterator;</text:p>
      <text:p text:style-name="Code"/>
      <text:p text:style-name="Code"><text:s text:c="2"/>vector&lt;int&gt; data((istream_iterator&lt;int&gt;(cin)), istream_iterator&lt;int&gt;());</text:p>
      <text:p text:style-name="Code"><text:s text:c="2"/>sort(data.begin(), data.end());</text:p>
      <text:p text:style-name="Code"><text:s text:c="2"/>// Find all values equal to 42</text:p>
      <text:p text:style-name="Code_20_Bold"><text:s text:c="2"/>pair&lt;vec_iterator, vec_iterator&gt; const&amp; range(</text:p>
      <text:p text:style-name="Code_20_Bold"><text:s text:c="4"/>equal_range(data.begin(), data.end(), 42)</text:p>
      <text:p text:style-name="Code_20_Bold"><text:s text:c="2"/>);</text:p>
      <text:p text:style-name="Code"><text:s text:c="2"/>if (range.first != range.second)</text:p>
      <text:p text:style-name="Code"><text:s text:c="2"/>{</text:p>
      <text:p text:style-name="Code"><text:s text:c="4"/>// Print the range indices only if at least one value is found.</text:p>
      <text:p text:style-name="Code"><text:s text:c="4"/>cout &lt;&lt; "index of start of range: " &lt;&lt; range.first <text:s/>- data.begin() &lt;&lt; '\n';</text:p>
      <text:p text:style-name="Code"><text:s text:c="4"/>cout &lt;&lt; "index of end of range: <text:s text:c="2"/>" &lt;&lt; range.second - data.begin() &lt;&lt; '\n';</text:p>
      <text:p text:style-name="Code"><text:s text:c="2"/>}</text:p>
      <text:p text:style-name="Code"><text:s text:c="2"/>cout &lt;&lt; "size of range: <text:s text:c="10"/>" &lt;&lt; range.second - range.first &lt;&lt; '\n';</text:p>
      <text:p text:style-name="Code_20_Last"><text:change-end text:change-id="ct1275401800"/><text:change-start text:change-id="ct1291563720"/>}<text:change-end text:change-id="ct1291563720"/><text:change-start text:change-id="ct1291115156"/></text:p>
      <text:p text:style-name="Body_20_Text_20_Cont">If you define range as a local variable instead of declaring it as a reference, th<text:change-end text:change-id="ct1291115156"/><text:change-start text:change-id="ct1291135192"/>e program would work just fine, but it would also make an unnecessary copy of the result that <text:span text:style-name="Code_20_Inline">equal_range</text:span> returns. In this program, the extra copy is irrelevant and unnoticeable, but in other programs, the cost savings can add up.</text:p>
      <text:p text:style-name="Body_20_Text"><text:span text:style-name="T3">What happens if you delete the </text:span><text:span text:style-name="T4">const</text:span><text:span text:style-name="T3"> from the declaration of range?</text:span><text:change-end text:change-id="ct1291135192"/><text:change-start text:change-id="ct1291136200"/></text:p>
      <text:p text:style-name="Body_20_Text_20_First">~LLL</text:p>
      <text:p text:style-name="Body_20_Text_20_First">~LLL</text:p>
      <text:p text:style-name="Body_20_Text">The result that <text:span text:style-name="Code_20_Inline">equal_range</text:span> returns is an rvalue, not an lvalue, so you must use <text:span text:style-name="Code_20_Inline">const</text:span> when initializing a reference to that result.<text:change-end text:change-id="ct1291136200"/><text:change-start text:change-id="ct1291978880"/> Because you are free to modify an object via a non-<text:span text:style-name="Code_20_Inline">const</text:span> reference, <text:change-end text:change-id="ct1291978880"/><text:change-start text:change-id="ct1291565176"/>only lvalue objects are allowed. Usually, the values returned from functions are rvalues, not lvalues, so references must be <text:span text:style-name="Code_20_Inline">const</text:span>.<text:change-end text:change-id="ct1291565176"/><text:change-start text:change-id="ct1291164544"/></text:p>
      <text:p text:style-name="Heading_20_1">Static Variables<text:change-end text:change-id="ct1291164544"/></text:p>
      <text:p text:style-name="Body_20_Text_20_First"><text:change text:change-id="ct1284818824"/><text:change-start text:change-id="ct1282286584"/>Local variables are<text:change-end text:change-id="ct1282286584"/> <text:span text:style-name="T1">automatic</text:span><text:span text:style-name="T1"><text:hidden-text text:condition="ooow:comment == 1" text:string-value="Only if you restrict the use of the term 'variable' you have been using data members of classes for some time." text:is-hidden="true">Only if you restrict the use of the term 'variable' you have been using data members of classes for some time.</text:hidden-text></text:span>, that is, when the function begins or a local block (compound statement) entered, memory is allocated and the object is constructed. When the function returns or when control exits the block, the object is destroyed and memory is reclaimed. All automatic variables are allocated on the program stack<text:hidden-text text:condition="ooow:comment == 1" text:string-value="which does not have to be a stack :-)" text:is-hidden="true">which does not have to be a stack :-)</text:hidden-text><text:change-start text:change-id="ct1284818936"/><text:hidden-text text:condition="ooow:" text:string-value="[RL]No, but it has to behave as a stack, and that’s all that matters" text:is-hidden="true"/><text:change-end text:change-id="ct1284818936"/>, so memory allocation and release is trivial and typically handled by the host platform’s normal function call instructions.</text:p>
      <text:p text:style-name="Body_20_Text">Remember that <text:span text:style-name="Code_20_Inline">main()</text:span> is like a function, and follows many of the same rules as other functions. Thus, variables that you define in <text:span text:style-name="Code_20_Inline">main()</text:span> seem to last for the entire lifetime of the program, but they are automatic variables, allocated on the stack, and the compiler treats them the same as it treats any other automatic variables.</text:p>
      <text:p text:style-name="Body_20_Text">The behavior of automatic variables permits idioms such as RAII (see Exploration 37) and greatly simplifies typical programming tasks. Nonetheless, it is not suited for every programming task. Sometimes you need a variable’s lifetime to persist across function calls. For example, suppose you need a function that generates unique identification numbers for a variety of objects. It starts a serial counter at 1 and increments the counter every time it issues an ID. Somehow, the function needs to keep track of the counter value, even after it returns. Listing <text:variable-get text:name="chapter" office:value-type="float" style:data-style-name="N0">38</text:variable-get>-<text:reference-ref text:reference-format="text" text:ref-name="static_counter_code">5</text:reference-ref> shows one way to do it.</text:p>
      <text:p text:style-name="Code_20_Caption"><text:hidden-text text:condition="ooow:" text:string-value=".func" text:is-hidden="true"/>Listing <text:variable-get text:name="chapter" office:value-type="float" style:data-style-name="N0">38</text:variable-get>-<text:reference-mark-start text:name="static_counter_code"/><text:sequence text:ref-name="refText2" text:name="Text" text:formula="ooow:Text+1" style:num-format="1">5</text:sequence><text:reference-mark-end text:name="static_counter_code"/>. Generating unique identification numbers</text:p>
      <text:p text:style-name="Code_20_First">int generate_id()</text:p>
      <text:p text:style-name="Code">{</text:p>
      <text:p text:style-name="Code_20_Bold"><text:s text:c="2"/>static int counter(0);</text:p>
      <text:p text:style-name="Code"><text:s text:c="2"/>++counter;</text:p>
      <text:p text:style-name="Code"><text:s text:c="2"/>return counter;</text:p>
      <text:p text:style-name="Code_20_Last">}</text:p>
      <text:p text:style-name="Body_20_Text_20_Cont">The <text:span text:style-name="Code_20_Inline">static</text:span> keyword tells the compiler that the variable is not automatic but <text:span text:style-name="T1">static</text:span>. The first time the program calls <text:span text:style-name="Code_20_Inline">generate_id()</text:span>, the variable <text:span text:style-name="Code_20_Inline">counter</text:span> is initialized. The memory is not automatic and is not allocated on the program stack. Instead, all static variables are kept off to the side somewhere so they never go away. When <text:span text:style-name="Code_20_Inline">generate_id()</text:span> returns, <text:span text:style-name="Code_20_Inline">counter</text:span> is not destroyed so it retains its value.</text:p>
      <text:p text:style-name="Body_20_Text"><text:span text:style-name="T3">Write a program to call </text:span><text:span text:style-name="T4">generate_id()</text:span><text:span text:style-name="T3"> multiple times to see that it works and generates new values every time you call it.</text:span><text:span text:style-name="T2"> Compare your program with mine in Listing </text:span><text:span text:style-name="T2"><text:variable-get text:name="chapter" office:value-type="float" style:data-style-name="N0">38</text:variable-get></text:span><text:span text:style-name="T2">-</text:span><text:span text:style-name="T2"><text:reference-ref text:reference-format="text" text:ref-name="call_generate_id_code">6</text:reference-ref></text:span><text:span text:style-name="T2">.</text:span></text:p>
      <text:p text:style-name="Code_20_Caption">Listing <text:variable-get text:name="chapter" office:value-type="float" style:data-style-name="N0">38</text:variable-get>-<text:reference-mark-start text:name="call_generate_id_code"/><text:sequence text:ref-name="refText3" text:name="Text" text:formula="ooow:Text+1" style:num-format="1">6</text:sequence><text:reference-mark-end text:name="call_generate_id_code"/>. Calling <text:span text:style-name="Code_20_Inline">generate_id</text:span> to demonstrate static variables</text:p>
      <text:p text:style-name="Code_20_First">#include &lt;iostream&gt;</text:p>
      <text:p text:style-name="Code">#include &lt;ostream&gt;</text:p>
      <text:p text:style-name="Code"/>
      <text:p text:style-name="Code">int generate_id()</text:p>
      <text:p text:style-name="Code">{</text:p>
      <text:p text:style-name="Code"><text:s text:c="2"/>static int counter(0);</text:p>
      <text:p text:style-name="Code"><text:s text:c="2"/>++counter;</text:p>
      <text:p text:style-name="Code"><text:s text:c="2"/>return counter;</text:p>
      <text:p text:style-name="Code">}</text:p>
      <text:p text:style-name="Code"/>
      <text:p text:style-name="Code">int main()</text:p>
      <text:p text:style-name="Code">{</text:p>
      <text:p text:style-name="Code"><text:s text:c="2"/>for (int i = 0; i != 10; ++i)</text:p>
      <text:p text:style-name="Code"><text:s text:c="4"/>std::cout &lt;&lt; generate_id() &lt;&lt; '\n';</text:p>
      <text:p text:style-name="Code_20_Last">}</text:p>
      <text:p text:style-name="Body_20_Text_20_Cont">You can also declare a variable outside of any function. Because it is outside of all functions, <text:change-start text:change-id="ct1284819384"/>it is not inside<text:change-end text:change-id="ct1284819384"/><text:change-start text:change-id="ct1284818488"/> any block, so <text:change-end text:change-id="ct1284818488"/>it cannot be automatic, so its memory must be static. You don’t need to use the <text:span text:style-name="Code_20_Inline">static</text:span> keyword for such a variable. <text:span text:style-name="T3">Rewrite Listing </text:span><text:span text:style-name="T3"><text:variable-get text:name="chapter" office:value-type="float" style:data-style-name="N0">38</text:variable-get></text:span><text:span text:style-name="T3">-</text:span><text:span text:style-name="T3"><text:reference-ref text:reference-format="text" text:ref-name="call_generate_id_code">6</text:reference-ref></text:span><text:span text:style-name="T3"> to declare </text:span><text:span text:style-name="T4">counter</text:span><text:span text:style-name="T3"> outside of the </text:span><text:span text:style-name="T4">generate_id</text:span><text:span text:style-name="T3"> function.</text:span><text:span text:style-name="T2"> Do not use the </text:span><text:span text:style-name="T7">static</text:span><text:span text:style-name="T2"> keyword. Assure yourself that the program still works correctly. Listing </text:span><text:span text:style-name="T2"><text:variable-get text:name="chapter" office:value-type="float" style:data-style-name="N0">38</text:variable-get></text:span><text:span text:style-name="T2">-</text:span><text:span text:style-name="T2"><text:reference-ref text:reference-format="text" text:ref-name="global_counter_code">7</text:reference-ref></text:span><text:span text:style-name="T2"> shows my solution.</text:span></text:p>
      <text:p text:style-name="Code_20_Caption">Listing <text:variable-get text:name="chapter" office:value-type="float" style:data-style-name="N0">38</text:variable-get>-<text:reference-mark-start text:name="global_counter_code"/><text:sequence text:ref-name="refText4" text:name="Text" text:formula="ooow:Text+1" style:num-format="1">7</text:sequence><text:reference-mark-end text:name="global_counter_code"/>. Declaring <text:span text:style-name="Code_20_Inline">counter</text:span> outside of the <text:span text:style-name="Code_20_Inline">generate_id</text:span> function</text:p>
      <text:p text:style-name="Code_20_First">#include &lt;iostream&gt;</text:p>
      <text:p text:style-name="Code">#include &lt;ostream&gt;</text:p>
      <text:p text:style-name="Code"/>
      <text:p text:style-name="Code">int counter;</text:p>
      <text:p text:style-name="Code"/>
      <text:p text:style-name="Code">int generate_id()</text:p>
      <text:p text:style-name="Code">{</text:p>
      <text:p text:style-name="Code"><text:s text:c="2"/>++counter;</text:p>
      <text:p text:style-name="Code"><text:s text:c="2"/>return counter;</text:p>
      <text:p text:style-name="Code">}</text:p>
      <text:p text:style-name="Code"/>
      <text:p text:style-name="Code">int main()</text:p>
      <text:p text:style-name="Code">{</text:p>
      <text:p text:style-name="Code"><text:s text:c="2"/>for (int i = 0; i != 10; ++i)</text:p>
      <text:p text:style-name="Code"><text:s text:c="4"/>std::cout &lt;&lt; generate_id() &lt;&lt; '\n';</text:p>
      <text:p text:style-name="Code_20_Last">}</text:p>
      <text:p text:style-name="Body_20_Text_20_Cont">Unlike automatic variables, all static variables without initializers <text:change-start text:change-id="ct1284385088"/>start out filled with zero, even if the variable has a built-in type. Static variables of class type are then initialized by calling the default constructor, if the class has a <text:change-end text:change-id="ct1284385088"/><text:change-start text:change-id="ct1275402920"/>custom constructor.<text:change-end text:change-id="ct1275402920"/><text:change text:change-id="ct1284819048"/> Thus, you don’t need to specify an initializer for <text:span text:style-name="Code_20_Inline">counter</text:span>, but you can if you want to.<text:change-start text:change-id="ct1284818712"/></text:p>
      <text:p text:style-name="Body_20_Text"><text:s/>One of the difficulties in working with static variables in C++ is that you have little control over <text:span text:style-name="T1">when</text:span> static variables are initialized. The standard offers two basic guarantees:</text:p>
      <text:list text:style-name="L1">
        <text:list-item>
          <text:p text:style-name="P3">Static objects are initialized in the same order as their order of appearance in the file.</text:p>
        </text:list-item>
        <text:list-item>
          <text:p text:style-name="P4">Static objects are initialized before their first use in <text:span text:style-name="Code_20_Inline">main()</text:span>, or any function called from <text:span text:style-name="Code_20_Inline">main()</text:span>.</text:p>
        </text:list-item>
      </text:list>
      <text:p text:style-name="Body_20_Text_20_Cont">Prior to the start of <text:span text:style-name="Code_20_Inline">main()</text:span>, however, you have no guarantee that a static object will be initialized when you expect it to be. In practical terms, that means a constructor for a static object should not refer to other static objects because those other objects might not be initialized yet.<text:change-end text:change-id="ct1284818712"/></text:p>
      <text:p text:style-name="Body_20_Text"><text:change text:change-id="ct1285451804"/><text:change-start text:change-id="ct1283750312"/>A<text:change-end text:change-id="ct1283750312"/>ll names in C++ are lexically scoped; that means a name is visible only within its scope<text:change text:change-id="ct1284820392"/><text:hidden-text text:condition="ooow:comment == 1" text:string-value="I wish that were so, it isn't. Names declared at filescope have global scope unless explicitly restricted by being qualified as static. You just cannot use them elsewhere, but their existence will be visible at link time and the cause of link time errors." text:is-hidden="true">I wish that were so, it isn't. Names declared at filescope have global scope unless explicitly restricted by being qualified as static. You just cannot use them elsewhere, but their existence will be visible at link time and the cause of link time errors.</text:hidden-text>. The scope for a name declared within a function is the <text:change text:change-id="ct1284820840"/><text:change-start text:change-id="ct1284384192"/>block<text:change-end text:change-id="ct1284384192"/> that contains the declaration (including the statement header of <text:span text:style-name="Code_20_Inline">for</text:span>, <text:span text:style-name="Code_20_Inline">if</text:span>, and <text:span text:style-name="Code_20_Inline">while</text:span> statements)<text:change-start text:change-id="ct1284820168"/>. The scope for a name declared outside of any function is a little trickier. The name of a variable or function is global and can be used only for that single entity throughout the program. On the other hand, you can use it only in the source file where it is declared, from the point of declaration to the end of the file<text:change-end text:change-id="ct1284820168"/>.<text:change-start text:change-id="ct1288256268"/> (The next exploration will go into more detail about working with multiple source files.)<text:change-end text:change-id="ct1288256268"/></text:p>
      <text:p text:style-name="Body_20_Text">The common term for variables that you declare outside of all functions is <text:span text:style-name="T1">global variables</text:span>. That’s not the standard C++ terminology, but it will do for now.</text:p>
      <text:p text:style-name="Body_20_Text">If you declare <text:span text:style-name="Code_20_Inline">counter</text:span> globally, you can refer to it and modify it anywhere else in the program, which might not be what you want. It’s always best to limit the scope of every name as narrowly as possible. By declaring <text:span text:style-name="Code_20_Inline">counter</text:span> inside <text:span text:style-name="Code_20_Inline">generate_id</text:span>, you guarantee that no other part of the program can accidentally change its value. In other words, if only one function needs to access a static variable, keep the variable’s definition local to the function. If multiple functions must share the variable, define the variable globally<text:hidden-text text:condition="ooow:comment == 1" text:string-value="No, in general declare it at file scope with the keyword static. A truly global varaible should be rare and very special (such as singletone objects) and there are order of initialisation problems that result from using global variables." text:is-hidden="true">No, in general declare it at file scope with the keyword static. A truly global varaible should be rare and very special (such as singletone objects) and there are order of initialisation problems that result from using global variables.</text:hidden-text><text:change-start text:change-id="ct1275402584"/><text:hidden-text text:condition="ooow:" text:string-value="[RL]The poor static keyword has enough to do already. I will promote the use of anonymous namespaces, when the time is right" text:is-hidden="true"/><text:change-end text:change-id="ct1275402584"/>.<text:change-start text:change-id="ct1291165552"/></text:p>
      <text:p text:style-name="Heading_20_1">Static Data Members<text:change-end text:change-id="ct1291165552"/></text:p>
      <text:p text:style-name="Body_20_Text_20_First"><text:span text:style-name="T2">The </text:span><text:span text:style-name="T7">static</text:span><text:span text:style-name="T2"> keyword has </text:span><text:change text:change-id="ct1282936704"/><text:change-start text:change-id="ct1285455052"/><text:span text:style-name="T2">many</text:span><text:change-end text:change-id="ct1285455052"/><text:span text:style-name="T2"> uses. You can use it before a member declaration in a class</text:span><text:change-start text:change-id="ct1284383744"/><text:span text:style-name="T2"> to declare a </text:span><text:span text:style-name="T8">static data member</text:span><text:change-end text:change-id="ct1284383744"/><text:span text:style-name="T2">. A static data member is one that is not part of all objects of the class, but instead, is separate from all objects. All objects of that class type (and derived types) share a sole instance of the data member. A common use for static data members is to define useful constants. For example, the </text:span><text:span text:style-name="T7">std::string</text:span><text:span text:style-name="T2"> class has a static data member </text:span><text:span text:style-name="T7">npos</text:span><text:span text:style-name="T2">, which roughly means “no position.” Member functions return </text:span><text:span text:style-name="T7">npos</text:span><text:span text:style-name="T2"> when they cannot return a meaningful position, such as </text:span><text:span text:style-name="T7">find</text:span><text:span text:style-name="T2"> when it cannot find the string it looked for.</text:span><text:change-start text:change-id="ct1284383856"/><text:span text:style-name="T2"> You can also use static data members to store shared data the same way a globally static variable can be shared. By making the shared variable a data member, however, you can restrict access to the data member, using the normal class access levels.</text:span><text:change-end text:change-id="ct1284383856"/></text:p>
      <text:p text:style-name="Body_20_Text">Define a static data member the way you would any other global variable, but qualify the member name with the class name. <text:change text:change-id="ct1285454492"/><text:change-start text:change-id="ct1283748856"/>U<text:change-end text:change-id="ct1283748856"/>se the <text:span text:style-name="Code_20_Inline">static</text:span> keyword <text:change-start text:change-id="ct1285453036"/>only in the data member’<text:change-end text:change-id="ct1285453036"/><text:change-start text:change-id="ct1285455164"/>s declaration, not <text:change-end text:change-id="ct1285455164"/>in <text:change text:change-id="ct1284819160"/><text:change-start text:change-id="ct1285454268"/>it’s<text:change-end text:change-id="ct1285454268"/> definition. Because static data members are not part of objects, do not list them in a constructor’s initializer list. Instead, initialize static data members the way you would an ordinary <text:change-start text:change-id="ct1285454156"/>global <text:change-end text:change-id="ct1285454156"/>variable<text:change-start text:change-id="ct1282892712"/>, but remember to qualify the member name with the class name<text:change-end text:change-id="ct1282892712"/>.<text:change-start text:change-id="ct1285453148"/> Qualify the name when you use a static data member, too. Listing <text:variable-get text:name="chapter" office:value-type="float" style:data-style-name="N0">38</text:variable-get>-<text:reference-ref text:reference-format="text" text:ref-name="static_data_member_code">8</text:reference-ref> shows some simple uses of static data members.</text:p>
      <text:p text:style-name="Code_20_Caption">Listing <text:variable-get text:name="chapter" office:value-type="float" style:data-style-name="N0">38</text:variable-get>-<text:reference-mark-start text:name="static_data_member_code"/><text:sequence text:ref-name="refText8" text:name="Text" text:formula="ooow:Text+1" style:num-format="1">8</text:sequence><text:reference-mark-end text:name="static_data_member_code"/>. Declaring and defining static data member<text:change-end text:change-id="ct1285453148"/><text:change-start text:change-id="ct1286500496"/>s<text:change-end text:change-id="ct1286500496"/><text:change-start text:change-id="ct1284384080"/></text:p>
      <text:p text:style-name="Code_20_First">#include &lt;iostream&gt;</text:p>
      <text:p text:style-name="Code">#include &lt;ostream&gt;</text:p>
      <text:p text:style-name="Code"/>
      <text:p text:style-name="Code">class rational {</text:p>
      <text:p text:style-name="Code">public:</text:p>
      <text:p text:style-name="Code"><text:s text:c="2"/>rational();</text:p>
      <text:p text:style-name="Code"><text:s text:c="2"/>rational(int num);</text:p>
      <text:p text:style-name="Code"><text:s text:c="2"/>rational(int num, int den);</text:p>
      <text:p text:style-name="Code"><text:s text:c="2"/>int numerator() const { return numerator_; }</text:p>
      <text:p text:style-name="Code"><text:s text:c="2"/>int denominator() const { return denominator_; }</text:p>
      <text:p text:style-name="Code"><text:s text:c="2"/>// Some useful constants</text:p>
      <text:p text:style-name="Code_20_Bold"><text:s text:c="2"/>static const rational zero;</text:p>
      <text:p text:style-name="Code_20_Bold"><text:s text:c="2"/>static const rational one;</text:p>
      <text:p text:style-name="Code_20_Bold"><text:s text:c="2"/>static const rational pi;</text:p>
      <text:p text:style-name="Code_20_Bold">private:</text:p>
      <text:p text:style-name="Code"><text:s text:c="2"/>void reduce();</text:p>
      <text:p text:style-name="Code"><text:s text:c="2"/>int numerator_;<text:change-end text:change-id="ct1284384080"/><text:change-start text:change-id="ct1285454716"/></text:p>
      <text:p text:style-name="Code"><text:s text:c="2"/>int denominator_;<text:change-end text:change-id="ct1285454716"/><text:change-start text:change-id="ct1286500384"/></text:p>
      <text:p text:style-name="Code">};</text:p>
      <text:p text:style-name="Code"/>
      <text:p text:style-name="Code">rational::rational() : numerator_(0), denominator_(1) {}</text:p>
      <text:p text:style-name="Code">rational::rational(int num) : numerator_(num), denominator_(1) {}</text:p>
      <text:p text:style-name="Code">rational::rational(int num, int den)</text:p>
      <text:p text:style-name="Code">: numerator_(num), denominator_(den)</text:p>
      <text:p text:style-name="Code">{</text:p>
      <text:p text:style-name="Code"><text:s text:c="2"/>reduce();</text:p>
      <text:p text:style-name="Code">}</text:p>
      <text:p text:style-name="Code"/>
      <text:p text:style-name="Code">std::ostream&amp; operator&lt;&lt;(std::ostream&amp; out, rational const&amp; r);</text:p>
      <text:p text:style-name="Code"/>
      <text:p text:style-name="Code_20_Bold">const rational rational::zero;</text:p>
      <text:p text:style-name="Code_20_Bold">const rational rational::one(1);</text:p>
      <text:p text:style-name="Code_20_Bold">const rational rational::pi(355, 113);<text:change-end text:change-id="ct1286500384"/><text:change-start text:change-id="ct1286503408"/></text:p>
      <text:p text:style-name="Code"/>
      <text:p text:style-name="Code">int main()</text:p>
      <text:p text:style-name="Code">{</text:p>
      <text:p text:style-name="Code_20_Bold"><text:s text:c="2"/>std::cout &lt;&lt; "pi <text:change-end text:change-id="ct1286503408"/><text:change-start text:change-id="ct1288223272"/>= " &lt;&lt; rational::pi &lt;&lt; '\n';</text:p>
      <text:p text:style-name="Code_20_Last">}<text:change-end text:change-id="ct1288223272"/></text:p>
      <text:p text:style-name="Body_20_Text">A <text:span text:style-name="Code_20_Inline">static</text:span> <text:span text:style-name="Code_20_Inline">const</text:span> data member with an integral type is a little odd, however. Only these data members can have an initial value specified inside the class definition, as part of the data member<text:change-start text:change-id="ct1286503520"/>’<text:change-end text:change-id="ct1286503520"/>s declaration. The value does not change the declaration into a definition, and you still need a definition of the data member, outside the class definition. By providing a value in the declaration, however, you can use the <text:span text:style-name="Code_20_Inline">static</text:span> <text:span text:style-name="Code_20_Inline">const</text:span> data member as a constant value elsewhere in the program, anywhere a constant integer is needed.</text:p>
      <text:p text:style-name="Body_20_Text">To specify the value of an integral <text:change-start text:change-id="ct1285453820"/><text:span text:style-name="Code_20_Inline">static</text:span><text:change-end text:change-id="ct1285453820"/> <text:change-start text:change-id="ct1285453260"/><text:span text:style-name="Code_20_Inline">const</text:span><text:change-end text:change-id="ct1285453260"/> data member, follow the member name with an equal sign (<text:span text:style-name="Code_20_Inline">=</text:span>) and a constant expression. For example, the declaration for <text:span text:style-name="Code_20_Inline">std::string::npos</text:span> is:</text:p>
      <text:p text:style-name="Code_20_First"><text:hidden-text text:condition="ooow:" text:string-value=".txt" text:is-hidden="true"/>class string {</text:p>
      <text:p text:style-name="Code">...</text:p>
      <text:p text:style-name="Code"><text:s text:c="3"/>static <text:change text:change-id="ct1285453596"/>size_type <text:change-start text:change-id="ct1282933120"/>const <text:change-end text:change-id="ct1282933120"/>npos =<text:change-start text:change-id="ct1285453484"/> <text:change-end text:change-id="ct1285453484"/>-1;</text:p>
      <text:p text:style-name="Code_20_Last">...</text:p>
      <text:p text:style-name="Body_20_Text_20_Cont">Like other collection types, <text:span text:style-name="Code_20_Inline">string</text:span> declares <text:span text:style-name="Code_20_Inline">siz</text:span><text:span text:style-name="Code_20_Inline"><text:span text:style-name="Code_20_Inline">e</text:span></text:span><text:span text:style-name="Code_20_Inline">_type</text:span> as a suitable integer type for representing sizes and indices.<text:change-start text:change-id="ct1286500832"/> The im<text:change-end text:change-id="ct1286500832"/><text:change-start text:change-id="ct1285454940"/>plementation of the <text:span text:style-name="Code_20_Inline">string</text:span> class needs to define this data member, but without an initial value:</text:p>
      <text:p text:style-name="Code_20_Single"><text:hidden-text text:condition="ooow:" text:string-value=".func" text:is-hidden="true"/>string::size_type const string::npos;<text:change-end text:change-id="ct1285454940"/></text:p>
      <text:p text:style-name="Body_20_Text">Listing <text:variable-get text:name="chapter" office:value-type="float" style:data-style-name="N0">38</text:variable-get>-<text:reference-ref text:reference-format="text" text:ref-name="static_data_members_code">9</text:reference-ref> shows some examples of static data members in a more sophisticated id-generator. This one uses a prefix as part of the IDs it produces and then uses a serial counter for the remaining portion of each ID. You can initialize the prefix to a random number to generate IDs that are unique even across multiples runs of the same program. (The code is not meant to show off a high-quality ID generator, just static data members.) Using a different prefix for every run is fine for production software, but greatly complicates testing. Therefore, this version of the program uses the fixed quantity 1. A comment shows the intended code.</text:p>
      <text:p text:style-name="Code_20_Caption">Listing <text:variable-get text:name="chapter" office:value-type="float" style:data-style-name="N0">38</text:variable-get>-<text:reference-mark-start text:name="static_data_members_code"/><text:sequence text:ref-name="refText5" text:name="Text" text:formula="ooow:Text+1" style:num-format="1">9</text:sequence><text:reference-mark-end text:name="static_data_members_code"/>. Declaring and defining static data members</text:p>
      <text:p text:style-name="Code_20_First">#include &lt;iostream&gt;</text:p>
      <text:p text:style-name="Code">#include &lt;ostream&gt;</text:p>
      <text:p text:style-name="Code"/>
      <text:p text:style-name="Code">class generate_id</text:p>
      <text:p text:style-name="Code">{</text:p>
      <text:p text:style-name="Code">public:</text:p>
      <text:p text:style-name="Code"><text:s text:c="2"/>generate_id() : counter_(0) {}</text:p>
      <text:p text:style-name="Code"><text:s text:c="2"/>long next();</text:p>
      <text:p text:style-name="Code">private:</text:p>
      <text:p text:style-name="Code"><text:s text:c="2"/>short counter_;</text:p>
      <text:p text:style-name="Code_20_Bold"><text:s text:c="2"/>static short prefix_;</text:p>
      <text:p text:style-name="Code"><text:s text:c="2"/>// The counter rolls over at a fairly low value (32,767), to ensure the code</text:p>
      <text:p text:style-name="Code"><text:s text:c="2"/>// is completely portable to all systems. Real code can use a higher value</text:p>
      <text:p text:style-name="Code"><text:s text:c="2"/>// before rolling over, but that involves C++ features that the book has not</text:p>
      <text:p text:style-name="Code"><text:s text:c="2"/>// yet covered.</text:p>
      <text:p text:style-name="Code_20_Bold"><text:s text:c="2"/>static long int const max_counter_ = 32767;</text:p>
      <text:p text:style-name="Code">};</text:p>
      <text:p text:style-name="Code"/>
      <text:p text:style-name="Code">// Switch to random-number as the initial prefix for production code.</text:p>
      <text:p text:style-name="Code">// short generate_id::prefix_(static_cast&lt;short&gt;(std::rand()));</text:p>
      <text:p text:style-name="Code_20_Bold">short generate_id::prefix_(1);</text:p>
      <text:p text:style-name="Code_20_Bold">long const generate_id::max_counter_;</text:p>
      <text:p text:style-name="Code"/>
      <text:p text:style-name="Code">long generate_id::next()</text:p>
      <text:p text:style-name="Code">{</text:p>
      <text:p text:style-name="Code"><text:s text:c="2"/>if (counter_ == max_counter_)</text:p>
      <text:p text:style-name="Code"><text:s text:c="4"/>counter_ = 0;</text:p>
      <text:p text:style-name="Code"><text:s text:c="2"/>else</text:p>
      <text:p text:style-name="Code"><text:s text:c="4"/>++counter_;</text:p>
      <text:p text:style-name="Code"><text:s text:c="2"/>return prefix_ * (max_counter_ + 1) + counter_;</text:p>
      <text:p text:style-name="Code">}</text:p>
      <text:p text:style-name="Code"/>
      <text:p text:style-name="Code">int main()</text:p>
      <text:p text:style-name="Code">{</text:p>
      <text:p text:style-name="Code"><text:s text:c="2"/>generate_id gen; <text:s text:c="10"/>// Create an ID generator</text:p>
      <text:p text:style-name="Code"><text:s text:c="2"/>for (int i = 0; i != 10; ++i)</text:p>
      <text:p text:style-name="Code"><text:s text:c="4"/>std::cout &lt;&lt; gen.next() &lt;&lt; '\n';</text:p>
      <text:p text:style-name="Code_20_Last">}</text:p>
      <text:p text:style-name="Heading_20_1">Declarators</text:p>
      <text:p text:style-name="Body_20_Text_20_First">As you’ve already seen, you can define multiple variables <text:change text:change-id="ct1280376240"/>in a single declaration<text:change text:change-id="ct1280374112"/>:</text:p>
      <text:p text:style-name="Code_20_Single">int x(42), y(0), z(x+y);</text:p>
      <text:p text:style-name="Body_20_Text_20_Cont">The entire declaration contains three <text:span text:style-name="T1">declarators</text:span>. Each declarator declares a single name, whether that name is for a variable, function, or type. Most C++ program<text:change-start text:change-id="ct1280374336"/>mer<text:change-end text:change-id="ct1280374336"/>s don’t use this term in everyday conversation, but C++ experts often do. You need to know official C++ terminology so if you need to ask for help from the experts, you can understand them.</text:p>
      <text:p text:style-name="Body_20_Text">The most important reason to know about separating declarations from definitions is so you can put a definition in one source file and a declaration in another. The next exploration show how to work with multiple source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8 - Declarations and Definitions</dc:title>
    <dc:subject>Exploring C++</dc:subject>
    <meta:initial-creator>Ray Lischner</meta:initial-creator>
    <meta:creation-date>2006-03-30T10:01:31</meta:creation-date>
    <dc:creator>Ray Lischner</dc:creator>
    <dc:date>2006-09-25T09:01:25</dc:date>
    <dc:language>en-US</dc:language>
    <meta:editing-cycles>131</meta:editing-cycles>
    <meta:editing-duration>P11DT17H9M29S</meta:editing-duration>
    <meta:user-defined meta:name="codex-configfile">apress-cpp-dox.xml</meta:user-defined>
    <meta:user-defined meta:name="codex-chapter-number">38</meta:user-defined>
    <meta:user-defined meta:name="codex-doxygen"/>
    <meta:user-defined meta:name="Info 4"/>
    <meta:document-statistic meta:table-count="0" meta:image-count="0" meta:object-count="0" meta:page-count="12" meta:paragraph-count="335" meta:word-count="3801" meta:character-count="24154"/>
  </office:meta>
</office:document-meta>
</file>